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erif" officeooo:rsid="000d4df9" officeooo:paragraph-rsid="000d4d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@andre-VirtualBox:~$ pstree</text:p>
      <text:p text:style-name="P1">systemd─┬─ModemManager─┬─{gdbus}</text:p>
      <text:p text:style-name="P1"><text:s text:c="8"/>│ <text:s text:c="13"/>└─{gmain}</text:p>
      <text:p text:style-name="P1"><text:s text:c="8"/>├─NetworkManager─┬─dhclient</text:p>
      <text:p text:style-name="P1"><text:s text:c="8"/>│ <text:s text:c="15"/>├─dnsmasq</text:p>
      <text:p text:style-name="P1"><text:s text:c="8"/>│ <text:s text:c="15"/>├─{gdbus}</text:p>
      <text:p text:style-name="P1"><text:s text:c="8"/>│ <text:s text:c="15"/>└─{gmain}</text:p>
      <text:p text:style-name="P1"><text:s text:c="8"/>├─accounts-daemon─┬─{gdbus}</text:p>
      <text:p text:style-name="P1"><text:s text:c="8"/>│ <text:s text:c="16"/>└─{gmain}</text:p>
      <text:p text:style-name="P1"><text:s text:c="8"/>├─acpid</text:p>
      <text:p text:style-name="P1"><text:s text:c="8"/>├─agetty</text:p>
      <text:p text:style-name="P1"><text:s text:c="8"/>├─anacron</text:p>
      <text:p text:style-name="P1"><text:s text:c="8"/>├─aptd───{gmain}</text:p>
      <text:p text:style-name="P1"><text:s text:c="8"/>├─avahi-daemon───avahi-daemon</text:p>
      <text:p text:style-name="P1"><text:s text:c="8"/>├─colord─┬─{gdbus}</text:p>
      <text:p text:style-name="P1"><text:s text:c="8"/>│ <text:s text:c="7"/>└─{gmain}</text:p>
      <text:p text:style-name="P1"><text:s text:c="8"/>├─cron</text:p>
      <text:p text:style-name="P1"><text:s text:c="8"/>├─cups-browsed─┬─{gdbus}</text:p>
      <text:p text:style-name="P1"><text:s text:c="8"/>│ <text:s text:c="13"/>└─{gmain}</text:p>
      <text:p text:style-name="P1"><text:s text:c="8"/>├─cupsd───dbus</text:p>
      <text:p text:style-name="P1"><text:s text:c="8"/>├─dbus-daemon</text:p>
      <text:p text:style-name="P1"><text:s text:c="8"/>├─fwupd─┬─3*[{GUsbEventThread}]</text:p>
      <text:p text:style-name="P1"><text:s text:c="8"/>│ <text:s text:c="6"/>├─{fwupd}</text:p>
      <text:p text:style-name="P1"><text:s text:c="8"/>│ <text:s text:c="6"/>├─{gdbus}</text:p>
      <text:p text:style-name="P1"><text:s text:c="8"/>│ <text:s text:c="6"/>└─{gmain}</text:p>
      <text:p text:style-name="P1"><text:s text:c="8"/>├─gnome-keyring-d─┬─{gdbus}</text:p>
      <text:p text:style-name="P1"><text:s text:c="8"/>│ <text:s text:c="16"/>├─{gmain}</text:p>
      <text:p text:style-name="P1"><text:s text:c="8"/>│ <text:s text:c="16"/>└─{timer}</text:p>
      <text:p text:style-name="P1"><text:s text:c="8"/>├─lightdm─┬─Xorg───{InputThread}</text:p>
      <text:p text:style-name="P1"><text:s text:c="8"/>│ <text:s text:c="8"/>├─lightdm─┬─upstart─┬─at-spi-bus-laun─┬─dbus-daemon</text:p>
      <text:p text:style-name="P1"><text:s text:c="8"/>│ <text:s text:c="8"/>│ <text:s text:c="8"/>│ <text:s text:c="8"/>│ <text:s text:c="16"/>├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at-spi2-registr─┬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bamfdaemon─┬─{dconf worker}</text:p>
      <text:p text:style-name="P1"><text:s text:c="8"/>│ <text:s text:c="8"/>│ <text:s text:c="8"/>│ <text:s text:c="8"/>│ <text:s text:c="11"/>├─{gdbus}</text:p>
      <text:p text:style-name="P1"><text:s text:c="8"/>│ <text:s text:c="8"/>│ <text:s text:c="8"/>│ <text:s text:c="8"/>│ <text:s text:c="11"/>└─{gmain}</text:p>
      <text:p text:style-name="P1"><text:s text:c="8"/>│ <text:s text:c="8"/>│ <text:s text:c="8"/>│ <text:s text:c="8"/>├─compiz─┬─{dconf worker}</text:p>
      <text:p text:style-name="P1"><text:s text:c="8"/>│ <text:s text:c="8"/>│ <text:s text:c="8"/>│ <text:s text:c="8"/>│ <text:s text:c="7"/>├─{gdbus}</text:p>
      <text:p text:style-name="P1"><text:s text:c="8"/>│ <text:s text:c="8"/>│ <text:s text:c="8"/>│ <text:s text:c="8"/>│ <text:s text:c="7"/>├─{gmain}</text:p>
      <text:p text:style-name="P1"><text:s text:c="8"/>│ <text:s text:c="8"/>│ <text:s text:c="8"/>│ <text:s text:c="8"/>│ <text:s text:c="7"/>└─{pool}</text:p>
      <text:p text:style-name="P1"><text:s text:c="8"/>│ <text:s text:c="8"/>│ <text:s text:c="8"/>│ <text:s text:c="8"/>├─dbus-daemon</text:p>
      <text:p text:style-name="P1"><text:s text:c="8"/>│ <text:s text:c="8"/>│ <text:s text:c="8"/>│ <text:s text:c="8"/>├─dconf-service─┬─{gdbus}</text:p>
      <text:p text:style-name="P1"><text:s text:c="8"/>│ <text:s text:c="8"/>│ <text:s text:c="8"/>│ <text:s text:c="8"/>│ <text:s text:c="14"/>└─{gmain}</text:p>
      <text:p text:style-name="P1"><text:s text:c="8"/>│ <text:s text:c="8"/>│ <text:s text:c="8"/>│ <text:s text:c="8"/>├─evolution-addre─┬─evolution-addre─┬─{dc+</text:p>
      <text:p text:style-name="P1"><text:s text:c="8"/>│ <text:s text:c="8"/>│ <text:s text:c="8"/>│ <text:s text:c="8"/>│ <text:s text:c="16"/>│ <text:s text:c="16"/>├─{ev+</text:p>
      <text:p text:style-name="P1"><text:soft-page-break/><text:s text:c="8"/>│ <text:s text:c="8"/>│ <text:s text:c="8"/>│ <text:s text:c="8"/>│ <text:s text:c="16"/>│ <text:s text:c="16"/>├─{gd+</text:p>
      <text:p text:style-name="P1"><text:s text:c="8"/>│ <text:s text:c="8"/>│ <text:s text:c="8"/>│ <text:s text:c="8"/>│ <text:s text:c="16"/>│ <text:s text:c="16"/>└─{gm+</text:p>
      <text:p text:style-name="P1"><text:s text:c="8"/>│ <text:s text:c="8"/>│ <text:s text:c="8"/>│ <text:s text:c="8"/>│ <text:s text:c="16"/>├─{dconf worker}</text:p>
      <text:p text:style-name="P1"><text:s text:c="8"/>│ <text:s text:c="8"/>│ <text:s text:c="8"/>│ <text:s text:c="8"/>│ <text:s text:c="16"/>├─{evolution-addre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evolution-calen─┬─evolution-calen─┬─{dc+</text:p>
      <text:p text:style-name="P1"><text:s text:c="8"/>│ <text:s text:c="8"/>│ <text:s text:c="8"/>│ <text:s text:c="8"/>│ <text:s text:c="16"/>│ <text:s text:c="16"/>├─2*[+</text:p>
      <text:p text:style-name="P1"><text:s text:c="8"/>│ <text:s text:c="8"/>│ <text:s text:c="8"/>│ <text:s text:c="8"/>│ <text:s text:c="16"/>│ <text:s text:c="16"/>├─{gd+</text:p>
      <text:p text:style-name="P1"><text:s text:c="8"/>│ <text:s text:c="8"/>│ <text:s text:c="8"/>│ <text:s text:c="8"/>│ <text:s text:c="16"/>│ <text:s text:c="16"/>├─{gm+</text:p>
      <text:p text:style-name="P1"><text:s text:c="8"/>│ <text:s text:c="8"/>│ <text:s text:c="8"/>│ <text:s text:c="8"/>│ <text:s text:c="16"/>│ <text:s text:c="16"/>└─{po+</text:p>
      <text:p text:style-name="P1"><text:s text:c="8"/>│ <text:s text:c="8"/>│ <text:s text:c="8"/>│ <text:s text:c="8"/>│ <text:s text:c="16"/>├─evolution-calen─┬─{dc+</text:p>
      <text:p text:style-name="P1"><text:s text:c="8"/>│ <text:s text:c="8"/>│ <text:s text:c="8"/>│ <text:s text:c="8"/>│ <text:s text:c="16"/>│ <text:s text:c="16"/>├─{ev+</text:p>
      <text:p text:style-name="P1"><text:s text:c="8"/>│ <text:s text:c="8"/>│ <text:s text:c="8"/>│ <text:s text:c="8"/>│ <text:s text:c="16"/>│ <text:s text:c="16"/>├─{gd+</text:p>
      <text:p text:style-name="P1"><text:s text:c="8"/>│ <text:s text:c="8"/>│ <text:s text:c="8"/>│ <text:s text:c="8"/>│ <text:s text:c="16"/>│ <text:s text:c="16"/>└─{gm+</text:p>
      <text:p text:style-name="P1"><text:s text:c="8"/>│ <text:s text:c="8"/>│ <text:s text:c="8"/>│ <text:s text:c="8"/>│ <text:s text:c="16"/>├─{dconf worker}</text:p>
      <text:p text:style-name="P1"><text:s text:c="8"/>│ <text:s text:c="8"/>│ <text:s text:c="8"/>│ <text:s text:c="8"/>│ <text:s text:c="16"/>├─{evolution-calen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evolution-sourc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gnome-session-b─┬─deja-dup-monito─┬─{dc+</text:p>
      <text:p text:style-name="P1"><text:s text:c="8"/>│ <text:s text:c="8"/>│ <text:s text:c="8"/>│ <text:s text:c="8"/>│ <text:s text:c="16"/>│ <text:s text:c="16"/>├─{gd+</text:p>
      <text:p text:style-name="P1"><text:s text:c="8"/>│ <text:s text:c="8"/>│ <text:s text:c="8"/>│ <text:s text:c="8"/>│ <text:s text:c="16"/>│ <text:s text:c="16"/>└─{gm+</text:p>
      <text:p text:style-name="P1"><text:s text:c="8"/>│ <text:s text:c="8"/>│ <text:s text:c="8"/>│ <text:s text:c="8"/>│ <text:s text:c="16"/>├─gnome-software─┬─{dco+</text:p>
      <text:p text:style-name="P1"><text:s text:c="8"/>│ <text:s text:c="8"/>│ <text:s text:c="8"/>│ <text:s text:c="8"/>│ <text:s text:c="16"/>│ <text:s text:c="15"/>├─{gdb+</text:p>
      <text:p text:style-name="P1"><text:s text:c="8"/>│ <text:s text:c="8"/>│ <text:s text:c="8"/>│ <text:s text:c="8"/>│ <text:s text:c="16"/>│ <text:s text:c="15"/>└─{gma+</text:p>
      <text:p text:style-name="P1"><text:s text:c="8"/>│ <text:s text:c="8"/>│ <text:s text:c="8"/>│ <text:s text:c="8"/>│ <text:s text:c="16"/>├─nautilus─┬─{dconf wor+</text:p>
      <text:p text:style-name="P1"><text:s text:c="8"/>│ <text:s text:c="8"/>│ <text:s text:c="8"/>│ <text:s text:c="8"/>│ <text:s text:c="16"/>│ <text:s text:c="9"/>├─{gdbus}</text:p>
      <text:p text:style-name="P1"><text:s text:c="8"/>│ <text:s text:c="8"/>│ <text:s text:c="8"/>│ <text:s text:c="8"/>│ <text:s text:c="16"/>│ <text:s text:c="9"/>└─{gmain}</text:p>
      <text:p text:style-name="P1"><text:s text:c="8"/>│ <text:s text:c="8"/>│ <text:s text:c="8"/>│ <text:s text:c="8"/>│ <text:s text:c="16"/>├─nm-applet─┬─{dconf wo+</text:p>
      <text:p text:style-name="P1"><text:s text:c="8"/>│ <text:s text:c="8"/>│ <text:s text:c="8"/>│ <text:s text:c="8"/>│ <text:s text:c="16"/>│ <text:s text:c="10"/>├─{gdbus}</text:p>
      <text:p text:style-name="P1"><text:s text:c="8"/>│ <text:s text:c="8"/>│ <text:s text:c="8"/>│ <text:s text:c="8"/>│ <text:s text:c="16"/>│ <text:s text:c="10"/>└─{gmain}</text:p>
      <text:p text:style-name="P1"><text:s text:c="8"/>│ <text:s text:c="8"/>│ <text:s text:c="8"/>│ <text:s text:c="8"/>│ <text:s text:c="16"/>├─polkit-gnome-au─┬─{dc+</text:p>
      <text:p text:style-name="P1"><text:s text:c="8"/>│ <text:s text:c="8"/>│ <text:s text:c="8"/>│ <text:s text:c="8"/>│ <text:s text:c="16"/>│ <text:s text:c="16"/>├─{gd+</text:p>
      <text:p text:style-name="P1"><text:s text:c="8"/>│ <text:s text:c="8"/>│ <text:s text:c="8"/>│ <text:s text:c="8"/>│ <text:s text:c="16"/>│ <text:s text:c="16"/>└─{gm+</text:p>
      <text:p text:style-name="P1"><text:s text:c="8"/>│ <text:s text:c="8"/>│ <text:s text:c="8"/>│ <text:s text:c="8"/>│ <text:s text:c="16"/>├─unity-fallback-─┬─{dc+</text:p>
      <text:p text:style-name="P1"><text:s text:c="8"/>│ <text:s text:c="8"/>│ <text:s text:c="8"/>│ <text:s text:c="8"/>│ <text:s text:c="16"/>│ <text:s text:c="16"/>├─{gd+</text:p>
      <text:p text:style-name="P1"><text:s text:c="8"/>│ <text:s text:c="8"/>│ <text:s text:c="8"/>│ <text:s text:c="8"/>│ <text:s text:c="16"/>│ <text:s text:c="16"/>└─{gm+</text:p>
      <text:p text:style-name="P1"><text:s text:c="8"/>│ <text:s text:c="8"/>│ <text:s text:c="8"/>│ <text:s text:c="8"/>│ <text:s text:c="16"/>├─update-notifier─┬─{dc+</text:p>
      <text:p text:style-name="P1"><text:s text:c="8"/>│ <text:s text:c="8"/>│ <text:s text:c="8"/>│ <text:s text:c="8"/>│ <text:s text:c="16"/>│ <text:s text:c="16"/>├─{gd+</text:p>
      <text:p text:style-name="P1"><text:s text:c="8"/>│ <text:s text:c="8"/>│ <text:s text:c="8"/>│ <text:s text:c="8"/>│ <text:s text:c="16"/>│ <text:s text:c="16"/>└─{gm+</text:p>
      <text:p text:style-name="P1"><text:s text:c="8"/>│ <text:s text:c="8"/>│ <text:s text:c="8"/>│ <text:s text:c="8"/>│ <text:s text:c="16"/>├─zeitgeist-datah─┬─{gd+</text:p>
      <text:p text:style-name="P1"><text:s text:c="8"/>│ <text:s text:c="8"/>│ <text:s text:c="8"/>│ <text:s text:c="8"/>│ <text:s text:c="16"/>│ <text:s text:c="16"/>├─{gm+</text:p>
      <text:p text:style-name="P1"><text:s text:c="8"/>│ <text:s text:c="8"/>│ <text:s text:c="8"/>│ <text:s text:c="8"/>│ <text:s text:c="16"/>│ <text:s text:c="16"/>└─{po+</text:p>
      <text:p text:style-name="P1"><text:s text:c="8"/>│ <text:s text:c="8"/>│ <text:s text:c="8"/>│ <text:s text:c="8"/>│ <text:s text:c="16"/>├─{dconf worker}</text:p>
      <text:p text:style-name="P1"><text:soft-page-break/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gnome-terminal-─┬─bash</text:p>
      <text:p text:style-name="P1"><text:s text:c="8"/>│ <text:s text:c="8"/>│ <text:s text:c="8"/>│ <text:s text:c="8"/>│ <text:s text:c="16"/>├─bash───pstree</text:p>
      <text:p text:style-name="P1"><text:s text:c="8"/>│ <text:s text:c="8"/>│ <text:s text:c="8"/>│ <text:s text:c="8"/>│ <text:s text:c="16"/>├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gpg-agent</text:p>
      <text:p text:style-name="P1"><text:s text:c="8"/>│ <text:s text:c="8"/>│ <text:s text:c="8"/>│ <text:s text:c="8"/>├─gvfs-afc-volume─┬─{gdbus}</text:p>
      <text:p text:style-name="P1"><text:s text:c="8"/>│ <text:s text:c="8"/>│ <text:s text:c="8"/>│ <text:s text:c="8"/>│ <text:s text:c="16"/>├─{gmain}</text:p>
      <text:p text:style-name="P1"><text:s text:c="8"/>│ <text:s text:c="8"/>│ <text:s text:c="8"/>│ <text:s text:c="8"/>│ <text:s text:c="16"/>└─{gvfs-afc-volume}</text:p>
      <text:p text:style-name="P1"><text:s text:c="8"/>│ <text:s text:c="8"/>│ <text:s text:c="8"/>│ <text:s text:c="8"/>├─gvfs-goa-volume─┬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gvfs-gphoto2-vo─┬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gvfs-mtp-volume─┬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gvfs-udisks2-vo─┬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gvfsd─┬─{gdbus}</text:p>
      <text:p text:style-name="P1"><text:s text:c="8"/>│ <text:s text:c="8"/>│ <text:s text:c="8"/>│ <text:s text:c="8"/>│ <text:s text:c="6"/>└─{gmain}</text:p>
      <text:p text:style-name="P1"><text:s text:c="8"/>│ <text:s text:c="8"/>│ <text:s text:c="8"/>│ <text:s text:c="8"/>├─gvfsd-fuse─┬─{gdbus}</text:p>
      <text:p text:style-name="P1"><text:s text:c="8"/>│ <text:s text:c="8"/>│ <text:s text:c="8"/>│ <text:s text:c="8"/>│ <text:s text:c="11"/>├─{gmain}</text:p>
      <text:p text:style-name="P1"><text:s text:c="8"/>│ <text:s text:c="8"/>│ <text:s text:c="8"/>│ <text:s text:c="8"/>│ <text:s text:c="11"/>├─{gvfs-fuse-sub}</text:p>
      <text:p text:style-name="P1"><text:s text:c="8"/>│ <text:s text:c="8"/>│ <text:s text:c="8"/>│ <text:s text:c="8"/>│ <text:s text:c="11"/>└─2*[{gvfsd-fuse}]</text:p>
      <text:p text:style-name="P1"><text:s text:c="8"/>│ <text:s text:c="8"/>│ <text:s text:c="8"/>│ <text:s text:c="8"/>├─gvfsd-trash─┬─{gdbus}</text:p>
      <text:p text:style-name="P1"><text:s text:c="8"/>│ <text:s text:c="8"/>│ <text:s text:c="8"/>│ <text:s text:c="8"/>│ <text:s text:c="12"/>└─{gmain}</text:p>
      <text:p text:style-name="P1"><text:s text:c="8"/>│ <text:s text:c="8"/>│ <text:s text:c="8"/>│ <text:s text:c="8"/>├─hud-service─┬─{dconf worker}</text:p>
      <text:p text:style-name="P1"><text:s text:c="8"/>│ <text:s text:c="8"/>│ <text:s text:c="8"/>│ <text:s text:c="8"/>│ <text:s text:c="12"/>├─{gdbus}</text:p>
      <text:p text:style-name="P1"><text:s text:c="8"/>│ <text:s text:c="8"/>│ <text:s text:c="8"/>│ <text:s text:c="8"/>│ <text:s text:c="12"/>└─{gmain}</text:p>
      <text:p text:style-name="P1"><text:s text:c="8"/>│ <text:s text:c="8"/>│ <text:s text:c="8"/>│ <text:s text:c="8"/>├─ibus-daemon─┬─ibus-dconf─┬─{dconf worke+</text:p>
      <text:p text:style-name="P1"><text:s text:c="8"/>│ <text:s text:c="8"/>│ <text:s text:c="8"/>│ <text:s text:c="8"/>│ <text:s text:c="12"/>│ <text:s text:c="11"/>├─{gdbus}</text:p>
      <text:p text:style-name="P1"><text:s text:c="8"/>│ <text:s text:c="8"/>│ <text:s text:c="8"/>│ <text:s text:c="8"/>│ <text:s text:c="12"/>│ <text:s text:c="11"/>└─{gmain}</text:p>
      <text:p text:style-name="P1"><text:s text:c="8"/>│ <text:s text:c="8"/>│ <text:s text:c="8"/>│ <text:s text:c="8"/>│ <text:s text:c="12"/>├─ibus-engine-sim─┬─{gdbus}</text:p>
      <text:p text:style-name="P1"><text:s text:c="8"/>│ <text:s text:c="8"/>│ <text:s text:c="8"/>│ <text:s text:c="8"/>│ <text:s text:c="12"/>│ <text:s text:c="16"/>└─{gmain}</text:p>
      <text:p text:style-name="P1"><text:s text:c="8"/>│ <text:s text:c="8"/>│ <text:s text:c="8"/>│ <text:s text:c="8"/>│ <text:s text:c="12"/>├─ibus-ui-gtk3─┬─{dconf wor+</text:p>
      <text:p text:style-name="P1"><text:s text:c="8"/>│ <text:s text:c="8"/>│ <text:s text:c="8"/>│ <text:s text:c="8"/>│ <text:s text:c="12"/>│ <text:s text:c="13"/>├─{gdbus}</text:p>
      <text:p text:style-name="P1"><text:s text:c="8"/>│ <text:s text:c="8"/>│ <text:s text:c="8"/>│ <text:s text:c="8"/>│ <text:s text:c="12"/>│ <text:s text:c="13"/>└─{gmain}</text:p>
      <text:p text:style-name="P1"><text:s text:c="8"/>│ <text:s text:c="8"/>│ <text:s text:c="8"/>│ <text:s text:c="8"/>│ <text:s text:c="12"/>├─{gdbus}</text:p>
      <text:p text:style-name="P1"><text:s text:c="8"/>│ <text:s text:c="8"/>│ <text:s text:c="8"/>│ <text:s text:c="8"/>│ <text:s text:c="12"/>└─{gmain}</text:p>
      <text:p text:style-name="P1"><text:s text:c="8"/>│ <text:s text:c="8"/>│ <text:s text:c="8"/>│ <text:s text:c="8"/>├─ibus-x11─┬─{dconf worker}</text:p>
      <text:p text:style-name="P1"><text:s text:c="8"/>│ <text:s text:c="8"/>│ <text:s text:c="8"/>│ <text:s text:c="8"/>│ <text:s text:c="9"/>├─{gdbus}</text:p>
      <text:p text:style-name="P1"><text:s text:c="8"/>│ <text:s text:c="8"/>│ <text:s text:c="8"/>│ <text:s text:c="8"/>│ <text:s text:c="9"/>└─{gmain}</text:p>
      <text:p text:style-name="P1"><text:s text:c="8"/>│ <text:s text:c="8"/>│ <text:s text:c="8"/>│ <text:s text:c="8"/>├─indicator-appli─┬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indicator-bluet─┬─{dconf worker}</text:p>
      <text:p text:style-name="P1"><text:s text:c="8"/>│ <text:s text:c="8"/>│ <text:s text:c="8"/>│ <text:s text:c="8"/>│ <text:s text:c="16"/>├─{gdbus}</text:p>
      <text:p text:style-name="P1"><text:soft-page-break/><text:s text:c="8"/>│ <text:s text:c="8"/>│ <text:s text:c="8"/>│ <text:s text:c="8"/>│ <text:s text:c="16"/>└─{gmain}</text:p>
      <text:p text:style-name="P1"><text:s text:c="8"/>│ <text:s text:c="8"/>│ <text:s text:c="8"/>│ <text:s text:c="8"/>├─indicator-datet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├─{gmain}</text:p>
      <text:p text:style-name="P1"><text:s text:c="8"/>│ <text:s text:c="8"/>│ <text:s text:c="8"/>│ <text:s text:c="8"/>│ <text:s text:c="16"/>├─{indicator-datet}</text:p>
      <text:p text:style-name="P1"><text:s text:c="8"/>│ <text:s text:c="8"/>│ <text:s text:c="8"/>│ <text:s text:c="8"/>│ <text:s text:c="16"/>└─{pool}</text:p>
      <text:p text:style-name="P1"><text:s text:c="8"/>│ <text:s text:c="8"/>│ <text:s text:c="8"/>│ <text:s text:c="8"/>├─indicator-keybo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indicator-messa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indicator-power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indicator-print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indicator-sessi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indicator-sound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pulseaudio─┬─{alsa-sink-Intel}</text:p>
      <text:p text:style-name="P1"><text:s text:c="8"/>│ <text:s text:c="8"/>│ <text:s text:c="8"/>│ <text:s text:c="8"/>│ <text:s text:c="11"/>└─{alsa-source-Int}</text:p>
      <text:p text:style-name="P1"><text:s text:c="8"/>│ <text:s text:c="8"/>│ <text:s text:c="8"/>│ <text:s text:c="8"/>├─sh───zeitgeist-daemo─┬─{gdbus}</text:p>
      <text:p text:style-name="P1"><text:s text:c="8"/>│ <text:s text:c="8"/>│ <text:s text:c="8"/>│ <text:s text:c="8"/>│ <text:s text:c="21"/>└─{gmain}</text:p>
      <text:p text:style-name="P1"><text:s text:c="8"/>│ <text:s text:c="8"/>│ <text:s text:c="8"/>│ <text:s text:c="8"/>├─unity-control-c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├─{gmain}</text:p>
      <text:p text:style-name="P1"><text:s text:c="8"/>│ <text:s text:c="8"/>│ <text:s text:c="8"/>│ <text:s text:c="8"/>│ <text:s text:c="16"/>└─{unity-control-c}</text:p>
      <text:p text:style-name="P1"><text:s text:c="8"/>│ <text:s text:c="8"/>│ <text:s text:c="8"/>│ <text:s text:c="8"/>├─unity-files-dae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├─{gmain}</text:p>
      <text:p text:style-name="P1"><text:s text:c="8"/>│ <text:s text:c="8"/>│ <text:s text:c="8"/>│ <text:s text:c="8"/>│ <text:s text:c="16"/>└─{pool}</text:p>
      <text:p text:style-name="P1"><text:s text:c="8"/>│ <text:s text:c="8"/>│ <text:s text:c="8"/>│ <text:s text:c="8"/>├─unity-panel-ser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unity-scope-hom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unity-scope-loa─┬─{dconf worker}</text:p>
      <text:p text:style-name="P1"><text:s text:c="8"/>│ <text:s text:c="8"/>│ <text:s text:c="8"/>│ <text:s text:c="8"/>│ <text:s text:c="16"/>├─{gdbus}</text:p>
      <text:p text:style-name="P1"><text:s text:c="8"/>│ <text:s text:c="8"/>│ <text:s text:c="8"/>│ <text:s text:c="8"/>│ <text:s text:c="16"/>└─{gmain}</text:p>
      <text:p text:style-name="P1"><text:s text:c="8"/>│ <text:s text:c="8"/>│ <text:s text:c="8"/>│ <text:s text:c="8"/>├─unity-settings-─┬─{dconf worker}</text:p>
      <text:p text:style-name="P1"><text:s text:c="8"/>│ <text:s text:c="8"/>│ <text:s text:c="8"/>│ <text:s text:c="8"/>│ <text:s text:c="16"/>├─{gdbus}</text:p>
      <text:p text:style-name="P1"><text:soft-page-break/><text:s text:c="8"/>│ <text:s text:c="8"/>│ <text:s text:c="8"/>│ <text:s text:c="8"/>│ <text:s text:c="16"/>└─{gmain}</text:p>
      <text:p text:style-name="P1"><text:s text:c="8"/>│ <text:s text:c="8"/>│ <text:s text:c="8"/>│ <text:s text:c="8"/>├─2*[upstart-dbus-br]</text:p>
      <text:p text:style-name="P1"><text:s text:c="8"/>│ <text:s text:c="8"/>│ <text:s text:c="8"/>│ <text:s text:c="8"/>├─upstart-file-br</text:p>
      <text:p text:style-name="P1"><text:s text:c="8"/>│ <text:s text:c="8"/>│ <text:s text:c="8"/>│ <text:s text:c="8"/>├─upstart-udev-br</text:p>
      <text:p text:style-name="P1"><text:s text:c="8"/>│ <text:s text:c="8"/>│ <text:s text:c="8"/>│ <text:s text:c="8"/>├─window-stack-br</text:p>
      <text:p text:style-name="P1"><text:s text:c="8"/>│ <text:s text:c="8"/>│ <text:s text:c="8"/>│ <text:s text:c="8"/>└─zeitgeist-fts─┬─{gdbus}</text:p>
      <text:p text:style-name="P1"><text:s text:c="8"/>│ <text:s text:c="8"/>│ <text:s text:c="8"/>│ <text:s text:c="24"/>└─{gmain}</text:p>
      <text:p text:style-name="P1"><text:s text:c="8"/>│ <text:s text:c="8"/>│ <text:s text:c="8"/>├─{gdbus}</text:p>
      <text:p text:style-name="P1"><text:s text:c="8"/>│ <text:s text:c="8"/>│ <text:s text:c="8"/>└─{gmain}</text:p>
      <text:p text:style-name="P1"><text:s text:c="8"/>│ <text:s text:c="8"/>├─{gdbus}</text:p>
      <text:p text:style-name="P1"><text:s text:c="8"/>│ <text:s text:c="8"/>└─{gmain}</text:p>
      <text:p text:style-name="P1"><text:s text:c="8"/>├─polkitd─┬─{gdbus}</text:p>
      <text:p text:style-name="P1"><text:s text:c="8"/>│ <text:s text:c="8"/>└─{gmain}</text:p>
      <text:p text:style-name="P1"><text:s text:c="8"/>├─rsyslogd─┬─{in:imklog}</text:p>
      <text:p text:style-name="P1"><text:s text:c="8"/>│ <text:s text:c="9"/>├─{in:imuxsock}</text:p>
      <text:p text:style-name="P1"><text:s text:c="8"/>│ <text:s text:c="9"/>└─{rs:main Q:Reg}</text:p>
      <text:p text:style-name="P1"><text:s text:c="8"/>├─rtkit-daemon───2*[{rtkit-daemon}]</text:p>
      <text:p text:style-name="P1"><text:s text:c="8"/>├─snapd───5*[{snapd}]</text:p>
      <text:p text:style-name="P1"><text:s text:c="8"/>├─systemd───(sd-pam)</text:p>
      <text:p text:style-name="P1"><text:s text:c="8"/>├─systemd-journal</text:p>
      <text:p text:style-name="P1"><text:s text:c="8"/>├─systemd-logind</text:p>
      <text:p text:style-name="P1"><text:s text:c="8"/>├─systemd-timesyn───{sd-resolve}</text:p>
      <text:p text:style-name="P1"><text:s text:c="8"/>├─systemd-udevd</text:p>
      <text:p text:style-name="P1"><text:s text:c="8"/>├─udisksd─┬─{cleanup}</text:p>
      <text:p text:style-name="P1"><text:s text:c="8"/>│ <text:s text:c="8"/>├─{gdbus}</text:p>
      <text:p text:style-name="P1"><text:s text:c="8"/>│ <text:s text:c="8"/>├─{gmain}</text:p>
      <text:p text:style-name="P1"><text:s text:c="8"/>│ <text:s text:c="8"/>└─{probing-thread}</text:p>
      <text:p text:style-name="P1"><text:s text:c="8"/>├─upowerd─┬─{gdbus}</text:p>
      <text:p text:style-name="P1"><text:s text:c="8"/>│ <text:s text:c="8"/>└─{gmain}</text:p>
      <text:p text:style-name="P1"><text:s text:c="8"/>└─whoopsie─┬─{gdbus}</text:p>
      <text:p text:style-name="P1"><text:s text:c="19"/>└─{gmain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52:07.873387581</meta:creation-date>
    <dc:date>2018-01-26T09:54:46.544177567</dc:date>
    <meta:editing-duration>PT2M3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5" meta:paragraph-count="219" meta:word-count="921" meta:character-count="13043" meta:non-whitespace-character-count="4114"/>
  </office:meta>
</office:document-meta>
</file>